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Nome, apelido, ou número (para controle interno) <text:s text:c="90"/></text:p>
      <text:p text:style-name="Standard">1- qual a sua idade?</text:p>
      <text:p text:style-name="P1">Num <text:s text:c="98"/></text:p>
      <text:p text:style-name="Standard">2- qual o seu sexo?</text:p>
      <text:p text:style-name="P1">( Masculino; Feminino ) <text:s text:c="50"/></text:p>
      <text:p text:style-name="Standard">3- qual a sua cidade e estado?</text:p>
      <text:p text:style-name="P1">( string ) <text:s text:c="127"/></text:p>
      <text:p text:style-name="Standard">4- qual a sua escolaridade?</text:p>
      <text:p text:style-name="P1">(Ensino Fundamental; Ensino Medio; Ensino Superior; Pós-Graduacao – Profissional; Pós-Graduação – Mestrado; Pós-Graduação - Doutorado)</text:p>
      <text:p text:style-name="Standard">5- qual a sua profissão/ocupação?</text:p>
      <text:p text:style-name="P1">( string )</text:p>
      <text:p text:style-name="Standard">6- você pensa na fofoca como uma coisa:</text:p>
      <text:p text:style-name="P1">(Boa; Ruim/ Negativa; Neutra/Normal) <text:s text:c="117"/></text:p>
      <text:p text:style-name="Standard">7- quando a fofoca é a seu respeito, você acha isso:</text:p>
      <text:p text:style-name="P1">( Bom; Ruim; Neutro / Dependa da situação )</text:p>
      <text:p text:style-name="Standard">8- para você, o que é a fofoca? (escreva uma definição)</text:p>
      <text:p text:style-name="P1">( String )</text:p>
      <text:p text:style-name="Standard">9- <text:s/>é possível viver sem fofocar? <text:s text:c="2"/></text:p>
      <text:p text:style-name="P1">(Sim, Não, Não sei)</text:p>
      <text:p text:style-name="Standard">10- você fofoca:</text:p>
      <text:p text:style-name="P1">(Pouco; Nada; Muito; Medianamente )</text:p>
      <text:p text:style-name="Standard">11- para você o que é um(a) fofoqueiro(a)?</text:p>
      <text:p text:style-name="P1">( String ) <text:s text:c="114"/></text:p>
      <text:p text:style-name="Standard">12- você se acha fofoqueiro(a)?</text:p>
      <text:p text:style-name="P1">( Sim; Sim, muito; Não )</text:p>
      <text:p text:style-name="Standard">13- você acha que (moralmente) ser fofoqueiro é:</text:p>
      <text:p text:style-name="P1">(Normal; Bom; Ruim)</text:p>
      <text:p text:style-name="Standard">14 - quem você acha que fofoca mais?</text:p>
      <text:p text:style-name="P1">(Homens; Mulheres; LGBTQs; Acho que todos fofocam igual; Depende da situação )</text:p>
      <text:p text:style-name="Standard">15 - em qual idade se fofoca mais ? (marque no máximo 2)</text:p>
      <text:p text:style-name="P1">CheckBox ( Crianças; Adolescentes; Adultos; Idosos)</text:p>
      <text:p text:style-name="Standard">16- você conhece pessoalmente uma pessoa fofoqueira?</text:p>
      <text:p text:style-name="P1">(Sim; Sim, Muitas; Não)</text:p>
      <text:p text:style-name="Standard">17- você acha que o que se fala na fofoca é sempre negativo?</text:p>
      <text:p text:style-name="P1">(Sim; Não)</text:p>
      <text:p text:style-name="Standard">18- quais temas você acha mais frequentes na fofoca? (marque todas que se aplicam)</text:p>
      <text:p text:style-name="P1">CheckBox</text:p>
      <text:p text:style-name="P2">A vida de seus conhecidos e amigos</text:p>
      <text:p text:style-name="P2">assuntos de trabalho</text:p>
      <text:p text:style-name="P2">a vida de seus parentes</text:p>
      <text:p text:style-name="P2">a vida das pessoas públicas, como artistas famosos e políticos</text:p>
      <text:p text:style-name="P2">julgamentos morais sobre as pessoas</text:p>
      <text:p text:style-name="P2">notícias variadas</text:p>
      <text:p text:style-name="P2">boatos</text:p>
      <text:p text:style-name="P2">mentiras</text:p>
      <text:p text:style-name="P2">outro ( string )</text:p>
      <text:p text:style-name="Standard">19- que tema(s) te interessa(m) mais em uma fofoca?</text:p>
      <text:p text:style-name="P1">( String )</text:p>
      <text:p text:style-name="Standard"><text:soft-page-break/>20- você já aprendeu algo que pudesse usar para a sua vida numa fofoca? Se sim, o quê?</text:p>
      <text:p text:style-name="P1">( String )</text:p>
      <text:p text:style-name="Standard">21- você conhece algum caso interessante de fofoca? Gostaria de contá-lo resumidamente? (não precisa dar nomes)</text:p>
      <text:p text:style-name="P1">( String )</text:p>
      <text:p text:style-name="Standard">22- o que você acha que não é assunto de fofoca?OU O que não é fofoca?</text:p>
      <text:p text:style-name="P1">( String )</text:p>
      <text:p text:style-name="Standard">23- onde as pessoas fofocam mais (em que lugares ou situações)?</text:p>
      <text:p text:style-name="P1">( String )</text:p>
      <text:p text:style-name="Standard">24- marque as opções que você acha relacionadas à fofoca: (quantas quiser)</text:p>
      <text:p text:style-name="P1">Checkbox</text:p>
      <text:p text:style-name="P2">mentira</text:p>
      <text:p text:style-name="P2">boato</text:p>
      <text:p text:style-name="P2">inveja</text:p>
      <text:p text:style-name="P2">discrição</text:p>
      <text:p text:style-name="P2">implicância</text:p>
      <text:p text:style-name="P2">vingança</text:p>
      <text:p text:style-name="P2">segredo</text:p>
      <text:p text:style-name="P2">confusão</text:p>
      <text:p text:style-name="P2">ironia</text:p>
      <text:p text:style-name="P2">afronta</text:p>
      <text:p text:style-name="P2">intimidade</text:p>
      <text:p text:style-name="P2">compadrio</text:p>
      <text:p text:style-name="P2">traição</text:p>
      <text:p text:style-name="P2">curiosidade</text:p>
      <text:p text:style-name="P2">sussurro</text:p>
      <text:p text:style-name="P2">maldição</text:p>
      <text:p text:style-name="P2">conspiração</text:p>
      <text:p text:style-name="P2">detração</text:p>
      <text:p text:style-name="P2">cumplicidade</text:p>
      <text:p text:style-name="P2">amizade</text:p>
      <text:p text:style-name="P2">inimizade</text:p>
      <text:p text:style-name="P2">competição</text:p>
      <text:p text:style-name="P2">controle</text:p>
      <text:p text:style-name="P2">escondido</text:p>
      <text:p text:style-name="P2">censura</text:p>
      <text:p text:style-name="P2">tagarela</text:p>
      <text:p text:style-name="P2">malícia</text:p>
      <text:p text:style-name="P2">bastidores</text:p>
      <text:p text:style-name="P2">insinuação</text:p>
      <text:p text:style-name="P2">novidade</text:p>
      <text:p text:style-name="P2">maldade</text:p>
      <text:p text:style-name="P2">diversão</text:p>
      <text:p text:style-name="P2">informação</text:p>
      <text:p text:style-name="P2">fake news</text:p>
      <text:p text:style-name="P2">fuxico</text:p>
      <text:p text:style-name="P2">manipulação</text:p>
      <text:p text:style-name="P2">conversa</text:p>
      <text:p text:style-name="P2">zoação</text:p>
      <text:p text:style-name="P2"><text:soft-page-break/>ocultação</text:p>
      <text:p text:style-name="P2">pecado</text:p>
      <text:p text:style-name="P2">coxixo</text:p>
      <text:p text:style-name="P2">outro:</text:p>
      <text:p text:style-name="Standard">25- você conhece alguma fofoca que ajudou alguém?</text:p>
      <text:p text:style-name="P1">( Sim / Não )</text:p>
      <text:p text:style-name="Standard">26- você conhece alguma fofoca que prejudicou alguém?</text:p>
      <text:p text:style-name="P1">( Sim / Não )</text:p>
      <text:p text:style-name="Standard">27- você já foi prejudicado(a) por uma fofoca negativa?</text:p>
      <text:p text:style-name="P1">( Sim / Não )</text:p>
      <text:p text:style-name="Standard">28- você já prejudicou alguém com uma fofoca negativa?</text:p>
      <text:p text:style-name="P1">( Sim / Não )</text:p>
      <text:p text:style-name="Standard">29- o que você sente quando faz (conta) uma fofoca?</text:p>
      <text:p text:style-name="P1">( string ) </text:p>
      <text:p text:style-name="Standard">30- o que você sente quando ouve uma fofoca?</text:p>
      <text:p text:style-name="P1">( string ) </text:p>
      <text:p text:style-name="Standard">31- o que você faz ou sente quando chega até você fofoca sobre uma pessoa que é sua amiga ou parente querido?</text:p>
      <text:p text:style-name="P1">( string ) </text:p>
      <text:p text:style-name="Standard">32- você acha que também se pode fofocar por escrito ou pela internet? Se sim, como acha que mais se fofoca hoje em dia (pela fala presencial ou pela internet)?</text:p>
      <text:p text:style-name="P1">( Sim; Não; Fala Presencial; Internet )</text:p>
      <text:p text:style-name="Standard">33- conhece algum termo diferente, curioso ou regional para dizer “fofoca” ou “fofoqueiro” que não tenha sido mencionado aqui? Se sim, qual (quais)?</text:p>
      <text:p text:style-name="P1">( string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9T11:51:04.55</meta:creation-date>
    <meta:generator>OpenOffice/4.1.7$Win32 OpenOffice.org_project/417m1$Build-9800</meta:generator>
    <dc:date>2020-06-09T12:27:29.80</dc:date>
    <meta:editing-duration>PT36M24S</meta:editing-duration>
    <meta:editing-cycles>4</meta:editing-cycles>
    <meta:document-statistic meta:table-count="0" meta:image-count="0" meta:object-count="0" meta:page-count="3" meta:paragraph-count="118" meta:word-count="583" meta:character-count="3867"/>
  </office:meta>
</office:document-meta>
</file>